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5:22:43.329561072</meta:creation-date>
    <dc:date>2015-04-27T15:23:43.625724244</dc:date>
    <meta:editing-duration>PT1M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4.2.2$Linux_X86_64 LibreOffice_project/40m0$Build-2</meta:generator>
  </office:meta>
</office:document-meta>
</file>